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300000036E3177F8755CD30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6cm" fo:margin-left="0.064cm" table:align="left"/>
    </style:style>
    <style:style style:name="表格1.A" style:family="table-column">
      <style:table-column-properties style:column-width="16.96cm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style:font-name-asian="宋体" style:font-size-asian="16pt" style:font-size-complex="16pt"/>
    </style:style>
    <style:style style:name="P4" style:family="paragraph" style:parent-style-name="Text_20_body">
      <style:paragraph-properties fo:margin-left="0.741cm" fo:margin-right="0cm" fo:text-indent="0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.741cm" fo:margin-right="0cm" fo:text-indent="0cm" style:auto-text-indent="false"/>
      <style:text-properties fo:font-size="16pt" style:font-name-asian="宋体" style:font-size-asian="16pt" style:font-size-complex="16pt"/>
    </style:style>
    <style:style style:name="P6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7" style:family="paragraph" style:parent-style-name="Text_20_body">
      <style:paragraph-properties fo:margin-left="1.482cm" fo:margin-right="0cm" fo:text-indent="-0.741cm" style:auto-text-indent="false"/>
      <style:text-properties fo:font-size="16pt" officeooo:rsid="001412cd" officeooo:paragraph-rsid="001412cd" style:font-name-asian="宋体" style:font-size-asian="16pt" style:language-asian="zh" style:country-asian="CN" style:font-weight-asian="bold" style:font-size-complex="16pt"/>
    </style:style>
    <style:style style:name="P8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9" style:family="paragraph" style:parent-style-name="Table_20_Contents">
      <style:text-properties fo:font-size="18.25pt" officeooo:rsid="00160577" officeooo:paragraph-rsid="00160577" style:font-size-asian="16pt" style:font-size-complex="18.25pt"/>
    </style:style>
    <style:style style:name="P10" style:family="paragraph" style:parent-style-name="Table_20_Contents">
      <style:text-properties fo:color="#ff0000" fo:font-size="18.25pt" officeooo:rsid="00160577" officeooo:paragraph-rsid="00160577" style:font-size-asian="16pt" style:font-size-complex="18.25pt"/>
    </style:style>
    <style:style style:name="P11" style:family="paragraph" style:parent-style-name="Table_20_Contents">
      <style:text-properties fo:color="#ff0000" fo:font-size="18.25pt" officeooo:rsid="0016bd60" officeooo:paragraph-rsid="0016bd60" style:font-size-asian="16pt" style:font-size-complex="18.25pt"/>
    </style:style>
    <style:style style:name="P12" style:family="paragraph" style:parent-style-name="Table_20_Contents">
      <style:text-properties fo:color="#ff0000" fo:font-size="18.25pt" officeooo:rsid="0016bd60" officeooo:paragraph-rsid="0016bd60" style:font-size-asian="16pt" style:language-asian="zh" style:country-asian="CN" style:font-size-complex="18.25pt"/>
    </style:style>
    <style:style style:name="T1" style:family="text">
      <style:text-properties style:font-name-asian="宋体"/>
    </style:style>
    <style:style style:name="T2" style:family="text">
      <style:text-properties style:font-name-asian="宋体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Wingdings" fo:font-weight="bold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当我们采用</text:span><text:span text:style-name="T3">get</text:span><text:span text:style-name="T2">请求时</text:span></text:p>
      <text:p text:style-name="P4"><text:span text:style-name="T1">上述的</text:span>post<text:span text:style-name="T1">的处理方式不再生效</text:span></text:p>
      <text:p text:style-name="P6"><text:span text:style-name="T4">Ø</text:span><text:span text:style-name="T2">第一种方式：</text:span></text:p>
      <text:p text:style-name="P5">我们可以采用字符串转码的方式来处理</text:p>
      <text:p text:style-name="P2"><text:tab/>String s = request.getParameter(“s”);</text:p>
      <text:p text:style-name="P2"><text:tab/>s = new String(s.getBytes(“iso-8859-1”), “utf-8”);</text:p>
      <text:p text:style-name="P6"><text:span text:style-name="T4">Ø</text:span><text:span text:style-name="T2">第二种方式：</text:span></text:p>
      <text:p text:style-name="P7">Tomcat开发使用</text:p>
      <text:p text:style-name="P8">GET<text:span text:style-name="T1">参数不在请求正文中，而是在</text:span><text:span text:style-name="T5">URL</text:span><text:span text:style-name="T1">中。所以不能使用</text:span><text:span text:style-name="T5">request</text:span><text:span text:style-name="T1">的</text:span><text:span text:style-name="T5">setCharacterEncodng()</text:span><text:span text:style-name="T1">来设置</text:span><text:span text:style-name="T5">GET</text:span><text:span text:style-name="T1">参数的编码。</text:span></text:p>
      <text:p text:style-name="P8"><text:span text:style-name="T1">处理</text:span>GET<text:span text:style-name="T1">参数编码可以有两种方式：第一种是设置</text:span><text:span text:style-name="T5">&lt;Connector&gt;</text:span><text:span text:style-name="T1">元素的</text:span><text:span text:style-name="T5">URIEncoding</text:span><text:span text:style-name="T1">属性的值为</text:span><text:span text:style-name="T5">UTF-8</text:span><text:span text:style-name="T1">。即</text:span><text:span text:style-name="T5">conf\server.xml</text:span><text:span text:style-name="T1">中的</text:span><text:span text:style-name="T5">&lt;Connector&gt;</text:span><text:span text:style-name="T1">元素的</text:span><text:span text:style-name="T5">URIEncoding</text:span><text:span text:style-name="T1">属性。</text:span></text:p>
      <text:p text:style-name="P2"><draw:frame draw:style-name="fr1" draw:name="图像1" text:anchor-type="paragraph" svg:width="14.321cm" svg:height="1.914cm" draw:z-index="0"><draw:image xlink:href="Pictures/10000201000001E300000036E3177F8755CD30D4.png" xlink:type="simple" xlink:show="embed" xlink:actuate="onLoad"/></draw:frame><text:span text:style-name="T1">一旦设置了这个属性，那么对于</text:span>GET<text:span text:style-name="T1">参数就直接是</text:span><text:span text:style-name="T5">UTF-8</text:span><text:span text:style-name="T1">编码的了。但是，</text:span><text:span text:style-name="T5">&lt;Connector&gt;</text:span><text:span text:style-name="T1">元素来说，对整个</text:span><text:span text:style-name="T5">Tomcat</text:span><text:span text:style-name="T1">都是有效的！</text:span></text:p>
      <text:p text:style-name="P3"/>
      <text:p text:style-name="P3"/>
      <text:p text:style-name="P2"><text:span text:style-name="T4">Ø</text:span><text:span text:style-name="T2">第三种</text:span><text:span text:style-name="T3">JavaScript</text:span><text:span text:style-name="T2">对超链接做</text:span><text:span text:style-name="T6">URL</text:span><text:span text:style-name="T2">编码</text:span></text:p>
      <text:p text:style-name="P2"><text:span text:style-name="T1">处理这个问题的办法是把</text:span>GET<text:span text:style-name="T1">请求中的参数使用</text:span><text:span text:style-name="T5">JavaScript</text:span><text:span text:style-name="T1">做</text:span><text:span text:style-name="T5">URL</text:span><text:span text:style-name="T1">编码，</text:span><text:span text:style-name="T5">URL</text:span><text:span text:style-name="T1">编码后的内容就不再是中文了，这样</text:span><text:span text:style-name="T5">IE6</text:span><text:span text:style-name="T1">也就不会丢失字节了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&lt;script type="text/javascript"&gt;</text:p>
            <text:p text:style-name="P10">function submy() {</text:p>
            <text:p text:style-name="P10"><text:tab/>var path=encodeURI(encodeURI("/requestdemo3/Hello4?name=何明杰"));</text:p>
            <text:p text:style-name="P10"><text:tab/></text:p>
            <text:p text:style-name="P10"><text:tab/>window.location.href=path;</text:p>
            <text:p text:style-name="P10">}</text:p>
            <text:p text:style-name="P10">&lt;/script&gt;</text:p>
            <text:p text:style-name="P11"><text:soft-page-break/>//解码</text:p>
            <text:p text:style-name="P12">ServletRequest解码:</text:p>
            <text:p text:style-name="P11"><text:s text:c="4"/><text:tab/>name=URLDecoder.decode(name,"UTF-8");</text:p>
          </table:table-cell>
        </table:table-row>
      </table:table>
      <text:p text:style-name="P1"/>
      <text:p text:style-name="P1"/>
      <table:table table:name="表格2" table:style-name="表格2">
        <table:table-column table:style-name="表格2.A"/>
        <table:table-row>
          <table:table-cell table:style-name="表格2.A1" office:value-type="string">
            <text:p text:style-name="P9">&lt;a href="<text:bookmark-start text:name="__DdeLink__181_2567004839"/>javascript:void(0)<text:bookmark-end text:name="__DdeLink__181_2567004839"/>;" onclick="submy()"&gt;点击get请求2&lt;/a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4M46S</meta:editing-duration>
    <meta:editing-cycles>9</meta:editing-cycles>
    <meta:generator>LibreOffice/5.3.0.3$Windows_X86_64 LibreOffice_project/7074905676c47b82bbcfbea1aeefc84afe1c50e1</meta:generator>
    <dc:date>2018-03-13T22:55:39.252000000</dc:date>
    <meta:document-statistic meta:table-count="2" meta:image-count="1" meta:object-count="0" meta:page-count="2" meta:paragraph-count="24" meta:word-count="292" meta:character-count="766" meta:non-whitespace-character-count="743"/>
    <meta:user-defined meta:name="Info 1"/>
    <meta:user-defined meta:name="Info 2"/>
    <meta:user-defined meta:name="Info 3"/>
    <meta:user-defined meta:name="Info 4"/>
  </office:meta>
</office:document-meta>
</file>